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28c522" officeooo:paragraph-rsid="0028c522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none" fo:font-weight="normal" officeooo:rsid="0022b785" officeooo:paragraph-rsid="0022b785" style:font-name-asian="Arial3" style:font-size-asian="12pt" style:font-weight-asian="normal" style:font-name-complex="Arial3" style:font-size-complex="12pt" style:font-weight-complex="normal"/>
    </style:style>
    <style:style style:name="P12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3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2d778" officeooo:paragraph-rsid="002117a9" style:font-name-asian="Arial3" style:font-size-asian="12pt" style:font-style-asian="normal" style:font-weight-asian="normal" style:font-name-complex="Arial3" style:font-size-complex="12pt" style:text-emphasize="none"/>
    </style:style>
    <style:style style:name="P14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name-asian="Arial3" style:font-size-asian="12pt" style:font-style-asian="normal" style:font-weight-asian="normal" style:font-name-complex="Arial3" style:font-size-complex="12pt" style:text-emphasize="none"/>
    </style:style>
    <style:style style:name="P15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5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name-asian="Arial3" style:font-size-asian="12pt" style:font-style-asian="normal" style:font-weight-asian="normal" style:font-name-complex="Arial3" style:font-size-complex="12pt" style:text-emphasize="none"/>
    </style:style>
    <style:style style:name="P1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adcec" officeooo:paragraph-rsid="00254b51" style:font-size-asian="12pt" style:font-style-asian="normal" style:font-weight-asian="normal" style:font-size-complex="12pt" style:text-emphasize="none"/>
    </style:style>
    <style:style style:name="P17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8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92f4a" style:font-name-asian="Arial3" style:font-size-asian="12pt" style:font-style-asian="normal" style:font-weight-asian="normal" style:font-name-complex="Arial3" style:font-size-complex="12pt" style:text-emphasize="none"/>
    </style:style>
    <style:style style:name="P19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style:font-name="Arial2" fo:font-size="12pt" style:font-size-asian="12pt" style:font-size-complex="12pt"/>
    </style:style>
    <style:style style:name="P22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Arial2" fo:font-size="12pt" officeooo:paragraph-rsid="00292f4a" style:font-size-asian="12pt" style:font-size-complex="12pt"/>
    </style:style>
    <style:style style:name="P23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style:font-name="Arial2" fo:font-size="12pt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fo:language="ro" fo:country="RO" officeooo:rsid="00254b51" officeooo:paragraph-rsid="00254b51" style:font-size-asian="12pt" style:font-size-complex="12pt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Arial2" fo:font-size="12pt" fo:language="ro" fo:country="RO" officeooo:rsid="00254b51" officeooo:paragraph-rsid="00292f4a" style:font-size-asian="12pt" style:font-size-complex="12pt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92f4a" style:font-name-asian="Arial3" style:font-name-complex="Arial3"/>
    </style:style>
    <style:style style:name="T5" style:family="text">
      <style:text-properties fo:color="#000000" loext:opacity="100%" style:font-name="Arial" fo:language="ro" fo:country="RO" officeooo:rsid="002a6af0" style:font-name-asian="Arial3" style:font-name-complex="Arial3"/>
    </style:style>
    <style:style style:name="T6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7" style:family="text">
      <style:text-properties fo:color="#000000" loext:opacity="100%" style:font-name="Arial" fo:language="en" fo:country="GB" officeooo:rsid="00292f4a" style:font-name-asian="Arial3" style:font-name-complex="Arial3"/>
    </style:style>
    <style:style style:name="T8" style:family="text">
      <style:text-properties fo:color="#000000" loext:opacity="100%" style:font-name="Arial" fo:language="en" fo:country="GB" officeooo:rsid="002a6af0" style:font-name-asian="Arial3" style:font-name-complex="Arial3"/>
    </style:style>
    <style:style style:name="T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style:font-style-asian="normal" style:font-weight-asian="normal" style:text-emphasize="none"/>
    </style:style>
    <style:style style:name="T11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79260" style:font-style-asian="normal" style:font-weight-asian="normal" style:text-emphasize="none"/>
    </style:style>
    <style:style style:name="T12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8c522" style:font-style-asian="normal" style:font-weight-asian="normal" style:text-emphasize="none"/>
    </style:style>
    <style:style style:name="T13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14" style:family="text">
      <style:text-properties fo:color="#000000" loext:opacity="100%" style:text-outline="false" style:text-line-through-style="none" style:text-line-through-type="none" style:font-name="Arial" fo:language="en" fo:country="GB" fo:font-style="normal" fo:text-shadow="none" style:text-underline-style="none" fo:font-weight="normal" officeooo:rsid="0028687a" style:font-style-asian="normal" style:font-weight-asian="normal" style:text-emphasize="none"/>
    </style:style>
    <style:style style:name="T15" style:family="text">
      <style:text-properties officeooo:rsid="00129edb"/>
    </style:style>
    <style:style style:name="T16" style:family="text">
      <style:text-properties officeooo:rsid="001adcec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19" style:family="text">
      <style:text-properties fo:language="en" fo:country="GB" officeooo:rsid="00279260"/>
    </style:style>
    <style:style style:name="T20" style:family="text">
      <style:text-properties officeooo:rsid="00292f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4<text:span text:style-name="T20">9</text:span>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4"><text:span text:style-name="T19">Checkout</text:span> button – <text:span text:style-name="T19">when the cart is empty the “checkout” button from the Shopping cart page is functional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19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0"><text:span text:style-name="T5">27</text:span><text:span text:style-name="T6">/</text:span><text:span text:style-name="T8">0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15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2"><text:span text:style-name="T17">Chrome </text:span><text:span text:style-name="T18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16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16">1</text:span></text:p>
          </table:table-cell>
        </table:table-row>
      </table:table>
      <text:p text:style-name="P1"/>
      <text:p text:style-name="P1"/>
      <text:p text:style-name="P10">Description</text:p>
      <text:p text:style-name="P25"><text:span text:style-name="T10">When the cart is empty and </text:span><text:span text:style-name="T9">the Shopping cart page is accessed, “checkout” button is functional and redirects to Checkout page.</text:span></text:p>
      <text:p text:style-name="P16"/>
      <text:p text:style-name="P16"/>
      <text:p text:style-name="P10">Steps to reproduce</text:p>
      <text:p text:style-name="P14">1. access site www.saucedemo.com in Chrome </text:p>
      <text:p text:style-name="P23"><text:span text:style-name="T9">2. insert valid data in field “Username” </text:span><text:span text:style-name="T11">(</text:span><text:span text:style-name="T12">visual</text:span><text:span text:style-name="T11">_user)</text:span></text:p>
      <text:p text:style-name="P23"><text:span text:style-name="T9">3. insert valid data in field “Password” </text:span><text:span text:style-name="T11">(secret_sauce)</text:span></text:p>
      <text:p text:style-name="P17">4. press “Login” button</text:p>
      <text:p text:style-name="P17">5. click the icon off the cart </text:p>
      <text:p text:style-name="P17">6. press “checkout” button </text:p>
      <text:p text:style-name="P15"/>
      <text:p text:style-name="P10">Expected result</text:p>
      <text:p text:style-name="P22"><text:span text:style-name="T13">When the cart is empty and the Shopping cart page is accessed, “checkout” button is </text:span><text:span text:style-name="T14">disabled (greyed out and not clickable).</text:span></text:p>
      <text:p text:style-name="P13"/>
      <text:p text:style-name="P10">Actual result</text:p>
      <text:p text:style-name="P18">When the cart is empty and the Shopping cart page is accessed, “checkout” button is functional and redirects to Checkout page.</text:p>
      <text:p text:style-name="P18"/>
      <text:p text:style-name="P18"/>
      <text:p text:style-name="P10">Notes</text:p>
      <text:p text:style-name="P11"/>
      <text:p text:style-name="P2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22</meta:editing-cycles>
    <meta:creation-date>2024-02-05T18:33:00</meta:creation-date>
    <dc:date>2024-05-04T18:12:58.449000000</dc:date>
    <meta:editing-duration>PT3H33M3S</meta:editing-duration>
    <meta:generator>LibreOffice/7.3.0.3$Windows_X86_64 LibreOffice_project/0f246aa12d0eee4a0f7adcefbf7c878fc2238db3</meta:generator>
    <meta:document-statistic meta:table-count="1" meta:image-count="0" meta:object-count="0" meta:page-count="2" meta:paragraph-count="37" meta:word-count="161" meta:character-count="1021" meta:non-whitespace-character-count="888"/>
    <meta:user-defined meta:name="AppVersion">16.0000</meta:user-defined>
    <meta:template xlink:type="simple" xlink:actuate="onRequest" xlink:title="Normal" xlink:href=""/>
  </office:meta>
</office:document-meta>
</file>